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edc" officeooo:paragraph-rsid="00111edc"/>
    </style:style>
    <style:style style:name="P2" style:family="paragraph" style:parent-style-name="Standard">
      <style:text-properties officeooo:rsid="00111edc" officeooo:paragraph-rsid="001280f6"/>
    </style:style>
    <style:style style:name="T1" style:family="text">
      <style:text-properties officeooo:rsid="00128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ulo: Desenvolvimento de um chat em tempo real com criptografia de ponta a ponta usando o protocolo WebSokcet.</text:p>
      <text:p text:style-name="P1"/>
      <text:p text:style-name="P2">Introdução: </text:p>
      <text:p text:style-name="P2"><text:tab/>Hoje vivemos na era da tecnologia onde qualquer um tem dispositivos tecnológicos em mãos, esses dispositivos normalmente utilizam uma rede com um protocolo para enviar e receber pacotes, esses pacotes são dados que podem ser mídias, textos, html e entre outros. Diante tanto tráfego de informações uma questão tem ganhado força cada vez mais, <text:s/>como esses dados podem permanecer seguros a partir de todas essas rotas na rede. <text:span text:style-name="T1">A criptografia entra justamente para resolver problemas de segurança , existem inúmeros algoritmos de criptografia para cifrar mensagens, mas podem ser classificados em simétrico e assimétricos . Um cenário onde a cifra de mensagem é utilizado é na criptografia ponta a ponta de chats, onde esses utilizam protocolos que precisam de uma comunicação em tempo real e o mais conhecido é o WebSocket, onde esse é responsável pela alternância do protocolo HTTP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7:52:21.067021225</meta:creation-date>
    <dc:date>2024-03-01T18:14:36.204394528</dc:date>
    <meta:editing-duration>PT4S</meta:editing-duration>
    <meta:editing-cycles>1</meta:editing-cycles>
    <meta:document-statistic meta:table-count="0" meta:image-count="0" meta:object-count="0" meta:page-count="1" meta:paragraph-count="3" meta:word-count="159" meta:character-count="1008" meta:non-whitespace-character-count="847"/>
    <meta:generator>LibreOffice/7.3.7.2$Linux_X86_64 LibreOffice_project/30$Build-2</meta:generator>
  </office:meta>
</office:document-meta>
</file>